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26" officeooo:paragraph-rsid="00116f26"/>
    </style:style>
    <style:style style:name="P2" style:family="paragraph" style:parent-style-name="Standard">
      <style:paragraph-properties fo:text-align="center" style:justify-single-word="false"/>
      <style:text-properties fo:font-size="14pt" fo:font-weight="bold" officeooo:rsid="001a88e9" officeooo:paragraph-rsid="001a88e9" style:font-size-asian="14pt" style:font-weight-asian="bold" style:font-size-complex="14pt" style:font-weight-complex="bold"/>
    </style:style>
    <style:style style:name="P3" style:family="paragraph" style:parent-style-name="Standard">
      <style:text-properties fo:font-size="12pt" fo:font-weight="normal" officeooo:rsid="0012dd45" officeooo:paragraph-rsid="0012dd45" style:font-size-asian="10.5pt" style:font-weight-asian="normal" style:font-size-complex="12pt" style:font-weight-complex="normal"/>
    </style:style>
    <style:style style:name="P4" style:family="paragraph" style:parent-style-name="Standard">
      <style:text-properties fo:font-size="12pt" fo:font-weight="normal" officeooo:rsid="001777fb" officeooo:paragraph-rsid="001777fb" style:font-size-asian="10.5pt" style:font-weight-asian="normal" style:font-size-complex="12pt" style:font-weight-complex="normal"/>
    </style:style>
    <style:style style:name="P5" style:family="paragraph" style:parent-style-name="Standard">
      <style:text-properties fo:font-size="12pt" fo:font-weight="normal" officeooo:rsid="0017b7b4" officeooo:paragraph-rsid="0017b7b4" style:font-size-asian="10.5pt" style:font-weight-asian="normal" style:font-size-complex="12pt" style:font-weight-complex="normal"/>
    </style:style>
    <style:style style:name="P6" style:family="paragraph" style:parent-style-name="Standard">
      <style:text-properties fo:font-size="12pt" fo:font-weight="normal" officeooo:rsid="00188c40" officeooo:paragraph-rsid="00188c40" style:font-size-asian="10.5pt" style:font-weight-asian="normal" style:font-size-complex="12pt" style:font-weight-complex="normal"/>
    </style:style>
    <style:style style:name="P7" style:family="paragraph" style:parent-style-name="Standard">
      <style:text-properties fo:font-size="12pt" fo:font-weight="normal" officeooo:rsid="001b7bf3" officeooo:paragraph-rsid="001b7bf3" style:font-size-asian="10.5pt" style:font-weight-asian="normal" style:font-size-complex="12pt" style:font-weight-complex="normal"/>
    </style:style>
    <style:style style:name="P8" style:family="paragraph" style:parent-style-name="Standard">
      <style:text-properties fo:font-size="14pt" fo:font-style="italic" style:text-underline-style="solid" style:text-underline-width="auto" style:text-underline-color="font-color" fo:font-weight="bold" officeooo:rsid="00116f26" officeooo:paragraph-rsid="00116f26" style:font-size-asian="14pt" style:font-style-asian="italic" style:font-weight-asian="bold" style:font-size-complex="14pt" style:font-style-complex="italic" style:font-weight-complex="bold"/>
    </style:style>
    <style:style style:name="P9" style:family="paragraph" style:parent-style-name="Standard">
      <style:text-properties fo:font-size="14pt" fo:font-style="italic" style:text-underline-style="solid" style:text-underline-width="auto" style:text-underline-color="font-color" fo:font-weight="bold" officeooo:rsid="0012dd45" officeooo:paragraph-rsid="0012dd45"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officeooo:rsid="001e939a" officeooo:paragraph-rsid="001e939a" style:font-size-asian="14pt" style:font-style-asian="italic" style:font-weight-asian="bold" style:font-size-complex="14pt" style:font-style-complex="italic" style:font-weight-complex="bold"/>
    </style:style>
    <style:style style:name="P11" style:family="paragraph" style:parent-style-name="Standard">
      <style:text-properties fo:font-size="12pt" fo:font-style="italic" fo:font-weight="bold" officeooo:rsid="001777fb" officeooo:paragraph-rsid="001777fb"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7b7b4" officeooo:paragraph-rsid="0017b7b4"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88c40" officeooo:paragraph-rsid="00188c40"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b7bf3" officeooo:paragraph-rsid="001b7bf3"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weight="normal" officeooo:rsid="001777fb" officeooo:paragraph-rsid="002290c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2af2b"/>
    </style:style>
    <style:style style:name="T3" style:family="text">
      <style:text-properties officeooo:rsid="0014bb96"/>
    </style:style>
    <style:style style:name="T4" style:family="text">
      <style:text-properties officeooo:rsid="001686d7"/>
    </style:style>
    <style:style style:name="T5" style:family="text">
      <style:text-properties officeooo:rsid="0017b7b4"/>
    </style:style>
    <style:style style:name="T6" style:family="text">
      <style:text-properties officeooo:rsid="0019b4c6"/>
    </style:style>
    <style:style style:name="T7" style:family="text">
      <style:text-properties officeooo:rsid="0019f129"/>
    </style:style>
    <style:style style:name="T8" style:family="text">
      <style:text-properties fo:color="#ce181e" fo:font-weight="bold" style:font-weight-asian="bold" style:font-weight-complex="bold"/>
    </style:style>
    <style:style style:name="T9" style:family="text">
      <style:text-properties fo:color="#ce181e"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Ử DỤNG SASS</text:p>
      <text:p text:style-name="P8">1. SASS là gì ?</text:p>
      <text:p text:style-name="P1">- SASS là viết tắt của Syntactively Awesome Style Sheet </text:p>
      <text:p text:style-name="P1">- SASS là ngôn ngữ kịch bản và tiền sử l <text:span text:style-name="T2">CSS</text:span>, giúp viết css đơn giản, nhanh hơn và thanh lịch hơn. - <text:span text:style-name="T2">Nó bổ sung các tính năng và công cụ mới trên CSS giúp dễ tối ưu, duy trì và sửa chữa hơn.</text:span></text:p>
      <text:p text:style-name="P1"/>
      <text:p text:style-name="P9">2. CSS Preprocesser là gì ?</text:p>
      <text:p text:style-name="P3">- CSS Preprocesser (bộ tiền xử lý) giúp mã CSS dễ bảo trì hơn</text:p>
      <text:p text:style-name="P3">- <text:span text:style-name="T3">CSS trong một dự án lớn có thể lâpj đi lập lại dẫn đến việc dư thừa, năng nề và gây nhằm lẫn. Thế nên bộ tiền xử lí sẽ giải quyết vấn đề này</text:span></text:p>
      <text:p text:style-name="P3">* <text:span text:style-name="T4">Bộ tiền xử lí về cơ bản là một ngôn ngữ kịch bản lấy một loại dữ liệu và chuyển nó thành loại khác. Nó cho phép mở rộng tính năng mặc định trong CSS bằng cách cho phép viết <text:s/>CSS trên cú pháp của SASS, sau đó biên dịch thành CSS.</text:span></text:p>
      <text:p text:style-name="P3"/>
      <text:p text:style-name="P10">3. Tại sao lại phải sử dụng CSS Preprocesser ?</text:p>
      <text:p text:style-name="P4">- Bộ tiền sử lí CSS có khả năng tăng năng xuất rất lớn và giải quyết nhiều vấn đề của CSS. Thông thường trong thực tế, người ta sử dụng SASS sau đó biên dịch nó thành CSS.</text:p>
      <text:p text:style-name="P4">- Đây là bước thăng cấp kỹ năng cần thiết của một front-end</text:p>
      <text:p text:style-name="P4"/>
      <text:p text:style-name="P11">#1. SASS giúp tạo mã sạch hơn do neting và variables</text:p>
      <text:p text:style-name="P4">- <text:span text:style-name="T8">Neting</text:span> giúp lồng các CSS Selector vào trong <text:s/>Selector khác.</text:p>
      <text:p text:style-name="P15">- <text:span text:style-name="T5">Tương tự có thể sử dụng </text:span><text:span text:style-name="T9">variables</text:span><text:span text:style-name="T5"> để lưu trữ và sử dụng lại nó.</text:span></text:p>
      <text:p text:style-name="P4"/>
      <text:p text:style-name="P12">#2. Mixin</text:p>
      <text:p text:style-name="P5">- <text:span text:style-name="T1">Nhóm</text:span> <text:span text:style-name="T1">nhiều dòng</text:span> CSS lại với nhau và có thể sử dụng lại ở nơi khác</text:p>
      <text:p text:style-name="P5">- Tạo bằng cú pháp <text:span text:style-name="T8">@Mixin</text:span> và sử dụng bằng <text:span text:style-name="T8">@Include</text:span></text:p>
      <text:p text:style-name="P4"/>
      <text:p text:style-name="P13">#3. Extend (kế thừa)</text:p>
      <text:p text:style-name="P6">- Sử dụng <text:span text:style-name="T8">@extend</text:span> cho phép bạn chia sẻ một tập tập các thuộc tính CSS Selector này sang Selector khác. Nó giúp SASS sẽ DRY (Không lập lại mã)</text:p>
      <text:p text:style-name="P6">- <text:span text:style-name="T6">Sử dụng % <text:s/>đặt tên cho nó để khởi tạo các thuộc tính cần mở rộng.</text:span></text:p>
      <text:p text:style-name="P6">* <text:span text:style-name="T7">Cái này hay lắm nè</text:span></text:p>
      <text:p text:style-name="P6"/>
      <text:p text:style-name="P14">#4. Importing</text:p>
      <text:p text:style-name="P7">- SASS cho phép chúng ta chia nhỏ các file và gọi vào để sử dụng khi cần thiết bằng cú pháp <text:span text:style-name="T8">@import.</text:span><text:line-break/>- Các file được tạo bắt đầu bằng _ (_variav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00:02:00.223595173</meta:creation-date>
    <dc:date>2020-10-12T14:02:30.232471688</dc:date>
    <meta:editing-duration>PT2H40M35S</meta:editing-duration>
    <meta:editing-cycles>17</meta:editing-cycles>
    <meta:generator>LibreOffice/6.0.3.2$Linux_X86_64 LibreOffice_project/00m0$Build-2</meta:generator>
    <meta:document-statistic meta:table-count="0" meta:image-count="0" meta:object-count="0" meta:page-count="1" meta:paragraph-count="23" meta:word-count="395" meta:character-count="1722" meta:non-whitespace-character-count="1346"/>
  </office:meta>
</office:document-meta>
</file>